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ed4b" officeooo:paragraph-rsid="000eed4b"/>
    </style:style>
    <text:list-style style:name="L1">
      <text:list-level-style-number text:level="1" style:num-prefix="&gt;" style:num-suffix="&lt;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&gt;&gt;" style:num-suffix="&lt;&lt;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&gt;&gt;" style:num-suffix="&lt;&lt;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8732336" text:style-name="L1">
        <text:list-item>
          <text:p text:style-name="P1">&gt;1&lt;</text:p>
          <text:list>
            <text:list-item>
              <text:p text:style-name="P1">&gt;1.1&lt;</text:p>
              <text:list>
                <text:list-item>
                  <text:p text:style-name="P1">&gt;&gt;1.1.1&lt;&lt;</text:p>
                </text:list-item>
                <text:list-item>
                  <text:p text:style-name="P1">&gt;&gt;1.1.2&lt;&lt;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1:52:30.242000000</meta:creation-date>
    <dc:date>2021-06-14T11:53:55.192000000</dc:date>
    <meta:editing-duration>PT1M25S</meta:editing-duration>
    <meta:editing-cycles>1</meta:editing-cycles>
    <meta:document-statistic meta:table-count="0" meta:image-count="0" meta:object-count="0" meta:page-count="1" meta:paragraph-count="4" meta:word-count="8" meta:character-count="54" meta:non-whitespace-character-count="54"/>
    <meta:generator>LibreOffice/7.0.2.2$Windows_X86_64 LibreOffice_project/8349ace3c3162073abd90d81fd06dcfb6b36b994</meta:generator>
  </office:meta>
</office:document-meta>
</file>